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Zclosurez" svg:font-family="Zclosurez"/>
    <style:font-face style:name="Arial" svg:font-family="Arial"/>
    <style:font-face style:name="돋움" svg:font-family="돋움"/>
  </office:font-face-decls>
  <office:automatic-styles>
    <style:style style:name="ce1" style:family="table-cell" style:parent-style-name="Default" style:data-style-name="N0">
      <style:table-cell-properties style:vertical-align="middle"/>
    </style:style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48">
      <style:table-cell-properties style:vertical-align="middle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0">
      <style:table-cell-properties fo:border="2pt solid #000000" style:vertical-align="middle" style:repeat-content="false"/>
      <style:paragraph-properties fo:text-align="center"/>
    </style:style>
    <style:style style:name="ce9" style:family="table-cell" style:parent-style-name="Default" style:data-style-name="N48">
      <style:table-cell-properties fo:border="2pt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C7CE" style:repeat-content="false"/>
      <style:paragraph-properties fo:text-align="start" fo:margin-left="0cm"/>
      <style:text-properties fo:color="#9C0006" style:font-family-generic="modern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middle" fo:background-color="#FFEB9C" style:repeat-content="false"/>
      <style:paragraph-properties fo:text-align="start" fo:margin-left="0cm"/>
      <style:text-properties fo:color="#9C6500" style:font-family-generic="modern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C6EFCE" style:repeat-content="false"/>
      <style:paragraph-properties fo:text-align="start" fo:margin-left="0cm"/>
      <style:text-properties fo:color="#006100" style:font-family-generic="modern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start" fo:margin-left="0cm"/>
      <style:text-properties style:font-name="Zclosurez" style:font-name-asian="Zclosurez" style:font-name-complex="Zclosurez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repeat-content="false"/>
      <style:paragraph-properties fo:text-align="start" fo:margin-left="0cm"/>
      <style:text-properties style:font-name="Zclosurez" style:font-name-asian="Zclosurez" style:font-name-complex="Zclosurez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start" fo:margin-left="0cm"/>
      <style:text-properties style:font-name="Zclosurez" style:font-name-asian="Zclosurez" style:font-name-complex="Zclosurez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style:font-name="Zclosurez" style:font-name-asian="Zclosurez" style:font-name-complex="Zclosurez"/>
    </style:style>
    <style:style style:name="ce25" style:family="table-cell" style:parent-style-name="Default" style:data-style-name="N0">
      <style:table-cell-properties fo:border-top="none" fo:border-bottom="none" fo:border-left="2pt solid #000000" fo:border-right="thin solid #000000" style:vertical-align="middle"/>
      <style:text-properties fo:color="#000000" style:font-family-generic="modern"/>
    </style:style>
    <style:style style:name="ce26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/>
      <style:text-properties fo:color="#000000" style:font-family-generic="modern"/>
    </style:style>
    <style:style style:name="ce27" style:family="table-cell" style:parent-style-name="Default" style:data-style-name="N19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/>
      <style:text-properties fo:color="#000000" style:font-family-generic="modern"/>
    </style:style>
    <style:style style:name="ce29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/>
      <style:text-properties fo:color="#000000" style:font-family-generic="modern"/>
    </style:style>
    <style:style style:name="ce30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Zclosurez" style:font-name-asian="Zclosurez" style:font-name-complex="Zclosurez"/>
    </style:style>
    <style:style style:name="ce32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Zclosurez" style:font-name-asian="Zclosurez" style:font-name-complex="Zclosurez"/>
    </style:style>
    <style:style style:name="ce33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none" fo:border-left="2pt solid #000000" fo:border-right="2pt solid #000000" style:vertical-align="middle"/>
      <style:text-properties fo:color="#000000" style:font-family-generic="modern"/>
    </style:style>
    <style:style style:name="ce3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/>
      <style:text-properties fo:color="#000000" style:font-family-generic="modern"/>
    </style:style>
    <style:style style:name="ce36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/>
      <style:text-properties fo:color="#000000" style:font-family-generic="modern"/>
    </style:style>
    <style:style style:name="ce38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0" style:family="table-cell" style:parent-style-name="Default" style:data-style-name="N0">
      <style:table-cell-properties fo:border-top="none" fo:border-bottom="none" fo:border-left="2pt solid #000000" fo:border-right="thin solid #000000" style:vertical-align="middle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돋움" style:font-name-asian="돋움" style:font-name-complex="돋움" style:font-family-generic="modern"/>
    </style:style>
    <style:style style:name="ce42" style:family="table-cell" style:parent-style-name="Default" style:data-style-name="N48">
      <style:table-cell-properties fo:border-top="2pt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3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4" style:family="table-cell" style:parent-style-name="Default" style:data-style-name="N19">
      <style:table-cell-properties fo:border-top="2pt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5" style:family="table-cell" style:parent-style-name="Default" style:data-style-name="N19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  <style:text-properties style:font-name="Zclosurez" style:font-name-asian="Zclosurez" style:font-name-complex="Zclosurez"/>
    </style:style>
    <style:style style:name="ce48" style:family="table-cell" style:parent-style-name="Default" style:data-style-name="N19">
      <style:table-cell-properties fo:border-top="2pt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48">
      <style:table-cell-properties fo:border-top="2pt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style:repeat-content="false"/>
      <style:paragraph-properties fo:text-align="center"/>
      <style:text-properties style:font-name="Zclosurez" style:font-name-asian="Zclosurez" style:font-name-complex="Zclosurez"/>
    </style:style>
    <style:style style:name="ce51" style:family="table-cell" style:parent-style-name="Default" style:data-style-name="N48">
      <style:table-cell-properties fo:border-top="2pt solid #000000" fo:border-bottom="2pt solid #000000" fo:border-left="thin solid #000000" fo:border-right="thin solid #000000" style:vertical-align="middle" style:repeat-content="false"/>
      <style:paragraph-properties fo:text-align="center"/>
      <style:text-properties style:font-name="Zclosurez" style:font-name-asian="Zclosurez" style:font-name-complex="Zclosurez"/>
    </style:style>
    <style:style style:name="ce52" style:family="table-cell" style:parent-style-name="Default" style:data-style-name="N0">
      <style:table-cell-properties fo:border="2pt solid #000000" style:vertical-align="middle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4" style:family="table-cell" style:parent-style-name="Default" style:data-style-name="N48">
      <style:table-cell-properties fo:border-top="2pt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style:repeat-content="false"/>
      <style:paragraph-properties fo:text-align="center"/>
      <style:text-properties style:font-name="돋움" style:font-name-asian="돋움" style:font-name-complex="돋움" style:font-family-generic="modern"/>
    </style:style>
    <style:style style:name="ce5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Zclosurez" style:font-name-asian="Zclosurez" style:font-name-complex="Zclosurez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돋움" style:font-name-asian="돋움" style:font-name-complex="돋움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21708333333333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1.56104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301875cm"/>
    </style:style>
    <style:style style:name="co7" style:family="table-column">
      <style:table-column-properties fo:break-before="auto" style:column-width="1.95791666666667cm"/>
    </style:style>
    <style:style style:name="co8" style:family="table-column">
      <style:table-column-properties fo:break-before="auto" style:column-width="2.03729166666667cm"/>
    </style:style>
    <style:style style:name="co9" style:family="table-column">
      <style:table-column-properties fo:break-before="auto" style:column-width="15.5839583333333cm"/>
    </style:style>
    <style:style style:name="co10" style:family="table-column">
      <style:table-column-properties fo:break-before="auto" style:column-width="5.58270833333333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3.20145833333333cm"/>
    </style:style>
    <style:style style:name="ro1" style:family="table-row">
      <style:table-row-properties style:row-height="16.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오류&quot;;&quot;버그&quot;;&quot;시스템&quot;;&quot;건의사항&quot;;&quot;변경사항&quot;)">
          <table:help-message/>
          <table:error-message table:display="true"/>
        </table:content-validation>
        <table:content-validation table:name="val2" table:condition="of:cell-content-is-in-list(&quot;수정요청&quot;;&quot;수정중&quot;;&quot;테스트요청&quot;;&quot;완료&quot;;&quot;검토중&quot;;&quot;보류중&quot;)">
          <table:help-message/>
          <table:error-message table:display="true"/>
        </table:content-validation>
      </table:content-validations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9" table:default-cell-style-name="ce1"/>
        <table:table-column table:style-name="co11" table:number-columns-repeated="6" table:default-cell-style-name="ce1"/>
        <table:table-column table:style-name="co12" table:number-columns-repeated="16358" table:default-cell-style-name="ce1"/>
        <table:table-row table:style-name="ro1">
          <table:table-cell table:number-columns-repeated="2" table:style-name="ce2"/>
          <table:table-cell table:style-name="ce3"/>
          <table:table-cell office:value-type="string" table:style-name="ce22">
            <text:p>GDTC2021_여우의모험</text:p>
          </table:table-cell>
          <table:table-cell table:style-name="ce4"/>
          <table:table-cell table:number-columns-repeated="2" table:style-name="ce3"/>
          <table:table-cell table:style-name="ce5"/>
          <table:table-cell table:number-columns-repeated="2" table:style-name="ce6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number-columns-repeated="2" table:style-name="ce2"/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2" table:style-name="ce6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table-cell office:value-type="string" table:style-name="ce8">
            <text:p>번호</text:p>
          </table:table-cell>
          <table:table-cell office:value-type="string" table:style-name="ce8">
            <text:p>종류</text:p>
          </table:table-cell>
          <table:table-cell office:value-type="string" table:style-name="ce8">
            <text:p>발견날짜</text:p>
          </table:table-cell>
          <table:table-cell office:value-type="string" table:style-name="ce9">
            <text:p>발견버전</text:p>
          </table:table-cell>
          <table:table-cell office:value-type="string" table:style-name="ce8">
            <text:p>진행상태</text:p>
          </table:table-cell>
          <table:table-cell office:value-type="string" table:style-name="ce8">
            <text:p>수정완료일</text:p>
          </table:table-cell>
          <table:table-cell office:value-type="string" table:style-name="ce9">
            <text:p>적용버전</text:p>
          </table:table-cell>
          <table:table-cell office:value-type="string" table:number-columns-spanned="2" table:number-rows-spanned="1" table:style-name="ce52">
            <text:p>비고</text:p>
          </table:table-cell>
          <table:covered-table-cell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1">
          <table:table-cell table:style-name="ce2"/>
          <table:table-cell office:value-type="float" office:value="1" table:number-columns-spanned="1" table:number-rows-spanned="3" table:style-name="ce52">
            <text:p>1</text:p>
          </table:table-cell>
          <table:table-cell office:value-type="string" table:number-columns-spanned="1" table:number-rows-spanned="3" table:content-validation-name="val1" table:style-name="ce47">
            <text:p>시스템</text:p>
          </table:table-cell>
          <table:table-cell office:value-type="date" office:date-value="2021-08-09T00:00:00" table:number-columns-spanned="1" table:number-rows-spanned="3" table:style-name="ce48">
            <text:p>2021-08-09</text:p>
          </table:table-cell>
          <table:table-cell office:value-type="string" table:number-columns-spanned="1" table:number-rows-spanned="3" table:style-name="ce54">
            <text:p>0.00.00</text:p>
          </table:table-cell>
          <table:table-cell office:value-type="string" table:number-columns-spanned="1" table:number-rows-spanned="3" table:content-validation-name="val2" table:style-name="ce56">
            <text:p>수정요청</text:p>
          </table:table-cell>
          <table:table-cell office:value-type="date" office:date-value="2021-08-09T00:00:00" table:number-columns-spanned="1" table:number-rows-spanned="3" table:style-name="ce48">
            <text:p>2021-08-09</text:p>
          </table:table-cell>
          <table:table-cell office:value-type="string" table:number-columns-spanned="1" table:number-rows-spanned="3" table:style-name="ce51">
            <text:p>0.00.01</text:p>
          </table:table-cell>
          <table:table-cell office:value-type="string" table:style-name="ce10">
            <text:p>발생현상</text:p>
          </table:table-cell>
          <table:table-cell office:value-type="string" table:style-name="ce20">
            <text:p>모바일컨트롤러 공격입력<text:s/>함수가 이전버전임.</text:p>
          </table:table-cell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1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추정원인</text:p>
          </table:table-cell>
          <table:table-cell office:value-type="string" table:style-name="ce21">
            <text:p>레이저건을 추가하면서<text:s/>총에서 처리하도록 시스템이 변경됨.</text:p>
          </table:table-cell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">
            <text:p>해결방안</text:p>
          </table:table-cell>
          <table:table-cell table:style-name="ce15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1">
          <table:table-cell table:style-name="ce2"/>
          <table:table-cell office:value-type="float" office:value="2" table:number-columns-spanned="1" table:number-rows-spanned="3" table:style-name="ce52">
            <text:p>2</text:p>
          </table:table-cell>
          <table:table-cell office:value-type="string" table:number-columns-spanned="1" table:number-rows-spanned="3" table:content-validation-name="val1" table:style-name="ce57">
            <text:p>시스템</text:p>
          </table:table-cell>
          <table:table-cell office:value-type="date" office:date-value="2021-08-10T00:00:00" table:number-columns-spanned="1" table:number-rows-spanned="3" table:style-name="ce48">
            <text:p>2021-08-10</text:p>
          </table:table-cell>
          <table:table-cell office:value-type="string" table:number-columns-spanned="1" table:number-rows-spanned="3" table:style-name="ce54">
            <text:p>0.00.01</text:p>
          </table:table-cell>
          <table:table-cell office:value-type="string" table:number-columns-spanned="1" table:number-rows-spanned="3" table:content-validation-name="val2" table:style-name="ce56">
            <text:p>테스트요청</text:p>
          </table:table-cell>
          <table:table-cell office:value-type="date" office:date-value="2021-08-11T00:00:00" table:number-columns-spanned="1" table:number-rows-spanned="3" table:style-name="ce48">
            <text:p>2021-08-11</text:p>
          </table:table-cell>
          <table:table-cell office:value-type="string" table:number-columns-spanned="1" table:number-rows-spanned="3" table:style-name="ce51">
            <text:p>0.00.02</text:p>
          </table:table-cell>
          <table:table-cell office:value-type="string" table:style-name="ce10">
            <text:p>발생현상</text:p>
          </table:table-cell>
          <table:table-cell table:style-name="ce11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1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추정원인</text:p>
          </table:table-cell>
          <table:table-cell table:style-name="ce13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">
            <text:p>해결방안</text:p>
          </table:table-cell>
          <table:table-cell office:value-type="string" table:style-name="ce16">
            <text:p><text:span text:style-name="T3">인벤토리시스템</text:span><text:s/><text:span text:style-name="T3">추가</text:span><text:s/><text:span text:style-name="T3">및</text:span><text:s/><text:span text:style-name="T3">인벤토리</text:span><text:s/><text:span text:style-name="T3">연동완료</text:span></text:p>
          </table:table-cell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1">
          <table:table-cell table:style-name="ce2"/>
          <table:table-cell office:value-type="float" office:value="3" table:number-columns-spanned="1" table:number-rows-spanned="3" table:style-name="ce52">
            <text:p>3</text:p>
          </table:table-cell>
          <table:table-cell office:value-type="string" table:number-columns-spanned="1" table:number-rows-spanned="3" table:content-validation-name="val1" table:style-name="ce47">
            <text:p>건의사항</text:p>
          </table:table-cell>
          <table:table-cell office:value-type="date" office:date-value="2021-08-11T00:00:00" table:number-columns-spanned="1" table:number-rows-spanned="3" table:style-name="ce48">
            <text:p>2021-08-11</text:p>
          </table:table-cell>
          <table:table-cell office:value-type="string" table:number-columns-spanned="1" table:number-rows-spanned="3" table:style-name="ce54">
            <text:p>0.00.02</text:p>
          </table:table-cell>
          <table:table-cell office:value-type="string" table:number-columns-spanned="1" table:number-rows-spanned="3" table:content-validation-name="val2" table:style-name="ce55">
            <text:p>보류중</text:p>
          </table:table-cell>
          <table:table-cell table:number-columns-spanned="1" table:number-rows-spanned="3" table:style-name="ce48"/>
          <table:table-cell table:number-columns-spanned="1" table:number-rows-spanned="3" table:style-name="ce51"/>
          <table:table-cell office:value-type="string" table:style-name="ce10">
            <text:p>발생현상</text:p>
          </table:table-cell>
          <table:table-cell office:value-type="string" table:style-name="ce17">
            <text:p><text:span text:style-name="T3">아이템사용시</text:span><text:s/><text:span text:style-name="T3">인벤토리</text:span><text:s/><text:span text:style-name="T3">전체에</text:span><text:s/><text:span text:style-name="T3">버튼이</text:span><text:s/><text:span text:style-name="T3">갱신됨</text:span></text:p>
          </table:table-cell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1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추정원인</text:p>
          </table:table-cell>
          <table:table-cell office:value-type="string" table:style-name="ce18">
            <text:p><text:span text:style-name="T3">비효률적인</text:span><text:s/><text:span text:style-name="T3">자원</text:span><text:s/><text:span text:style-name="T3">활용</text:span></text:p>
          </table:table-cell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">
            <text:p>해결방안</text:p>
          </table:table-cell>
          <table:table-cell office:value-type="string" table:style-name="ce16">
            <text:p><text:span text:style-name="T3">버튼을</text:span><text:s/><text:span text:style-name="T3">사용시에</text:span><text:s/><text:span text:style-name="T3">삭제하도록</text:span><text:s/><text:span text:style-name="T3">변경하기</text:span></text:p>
          </table:table-cell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1">
          <table:table-cell table:style-name="ce2"/>
          <table:table-cell office:value-type="float" office:value="4" table:number-columns-spanned="1" table:number-rows-spanned="3" table:style-name="ce52">
            <text:p>4</text:p>
          </table:table-cell>
          <table:table-cell office:value-type="string" table:number-columns-spanned="1" table:number-rows-spanned="3" table:content-validation-name="val1" table:style-name="ce47">
            <text:p>오류</text:p>
          </table:table-cell>
          <table:table-cell office:value-type="date" office:date-value="2021-08-11T00:00:00" table:number-columns-spanned="1" table:number-rows-spanned="3" table:style-name="ce48">
            <text:p>2021-08-11</text:p>
          </table:table-cell>
          <table:table-cell office:value-type="string" table:number-columns-spanned="1" table:number-rows-spanned="3" table:style-name="ce54">
            <text:p>0.00.02</text:p>
          </table:table-cell>
          <table:table-cell office:value-type="string" table:number-columns-spanned="1" table:number-rows-spanned="3" table:content-validation-name="val2" table:style-name="ce55">
            <text:p>테스트요청</text:p>
          </table:table-cell>
          <table:table-cell office:value-type="date" office:date-value="2021-08-11T00:00:00" table:number-columns-spanned="1" table:number-rows-spanned="3" table:style-name="ce48">
            <text:p>2021-08-11</text:p>
          </table:table-cell>
          <table:table-cell office:value-type="string" table:number-columns-spanned="1" table:number-rows-spanned="3" table:style-name="ce51">
            <text:p>0.00.03</text:p>
          </table:table-cell>
          <table:table-cell office:value-type="string" table:style-name="ce10">
            <text:p>발생현상</text:p>
          </table:table-cell>
          <table:table-cell office:value-type="string" table:style-name="ce17">
            <text:p><text:span text:style-name="T3">불릿을</text:span><text:s/><text:span text:style-name="T3">이용한</text:span><text:s/><text:span text:style-name="T3">공격시</text:span><text:s/><text:span text:style-name="T3">총알이</text:span><text:s/><text:span text:style-name="T3">보이지않는</text:span><text:s/><text:span text:style-name="T3">현상</text:span></text:p>
          </table:table-cell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1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추정원인</text:p>
          </table:table-cell>
          <table:table-cell office:value-type="string" table:style-name="ce18">
            <text:p><text:span text:style-name="T3">이미지</text:span><text:s/><text:span text:style-name="T3">프리팹</text:span><text:s/><text:span text:style-name="T3">생성시</text:span><text:s/><text:span text:style-name="T3">복사할때</text:span><text:s/><text:span text:style-name="T3">실수로</text:span><text:s/><text:span text:style-name="T3">파일이삭제되어</text:span><text:s/><text:span text:style-name="T3">발생함</text:span>.</text:p>
          </table:table-cell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1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">
            <text:p>해결방안</text:p>
          </table:table-cell>
          <table:table-cell office:value-type="string" table:style-name="ce16">
            <text:p><text:span text:style-name="T3">불릿이</text:span><text:s/><text:span text:style-name="T3">스프라이트에</text:span><text:s/><text:span text:style-name="T3">삭제되어</text:span><text:s/><text:span text:style-name="T3">프리팹에</text:span><text:s/><text:span text:style-name="T3">문제가</text:span><text:s/><text:span text:style-name="T3">발생함</text:span>.</text:p>
          </table:table-cell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1">
          <table:table-cell table:style-name="ce2"/>
          <table:table-cell office:value-type="float" office:value="5" table:number-columns-spanned="1" table:number-rows-spanned="3" table:style-name="ce52">
            <text:p>5</text:p>
          </table:table-cell>
          <table:table-cell office:value-type="string" table:number-columns-spanned="1" table:number-rows-spanned="3" table:content-validation-name="val1" table:style-name="ce47">
            <text:p>오류</text:p>
          </table:table-cell>
          <table:table-cell office:value-type="date" office:date-value="2021-08-09T00:00:00" table:number-columns-spanned="1" table:number-rows-spanned="3" table:style-name="ce48">
            <text:p>2021-08-09</text:p>
          </table:table-cell>
          <table:table-cell office:value-type="string" table:number-columns-spanned="1" table:number-rows-spanned="3" table:style-name="ce54">
            <text:p>0.00.00</text:p>
          </table:table-cell>
          <table:table-cell office:value-type="string" table:number-columns-spanned="1" table:number-rows-spanned="3" table:content-validation-name="val2" table:style-name="ce50">
            <text:p>테스트요청</text:p>
          </table:table-cell>
          <table:table-cell office:value-type="date" office:date-value="2021-08-11T00:00:00" table:number-columns-spanned="1" table:number-rows-spanned="3" table:style-name="ce48">
            <text:p>2021-08-11</text:p>
          </table:table-cell>
          <table:table-cell office:value-type="string" table:number-columns-spanned="1" table:number-rows-spanned="3" table:style-name="ce51">
            <text:p>0.00.03</text:p>
          </table:table-cell>
          <table:table-cell office:value-type="string" table:style-name="ce10">
            <text:p>발생현상</text:p>
          </table:table-cell>
          <table:table-cell office:value-type="string" table:style-name="ce17">
            <text:p><text:span text:style-name="T3">이동시</text:span><text:s/><text:span text:style-name="T3">미끄러지는</text:span><text:s/><text:span text:style-name="T3">듯한</text:span><text:s/><text:span text:style-name="T3">느낌이</text:span><text:s/><text:span text:style-name="T3">듬</text:span>.</text:p>
          </table:table-cell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1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추정원인</text:p>
          </table:table-cell>
          <table:table-cell office:value-type="string" table:style-name="ce18">
            <text:p><text:span text:style-name="T3">무브함수</text:span><text:s/><text:span text:style-name="T3">생성후</text:span><text:s/><text:span text:style-name="T3">발생</text:span>(<text:span text:style-name="T3">모바일컨트롤러추가</text:span><text:s/><text:span text:style-name="T3">이후</text:span>)</text:p>
          </table:table-cell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1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">
            <text:p>해결방안</text:p>
          </table:table-cell>
          <table:table-cell office:value-type="string" table:style-name="ce16">
            <text:p><text:span text:style-name="T3">컨트롤러를</text:span><text:s/><text:span text:style-name="T3">게임관리자에서</text:span><text:s/><text:span text:style-name="T3">관리하도록</text:span><text:s/><text:span text:style-name="T3">변경</text:span></text:p>
          </table:table-cell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1">
          <table:table-cell table:style-name="ce2"/>
          <table:table-cell office:value-type="float" office:value="6" table:number-columns-spanned="1" table:number-rows-spanned="3" table:style-name="ce52">
            <text:p>6</text:p>
          </table:table-cell>
          <table:table-cell office:value-type="string" table:number-columns-spanned="1" table:number-rows-spanned="3" table:content-validation-name="val1" table:style-name="ce47">
            <text:p>오류</text:p>
          </table:table-cell>
          <table:table-cell office:value-type="date" office:date-value="2021-08-11T00:00:00" table:number-columns-spanned="1" table:number-rows-spanned="3" table:style-name="ce48">
            <text:p>2021-08-11</text:p>
          </table:table-cell>
          <table:table-cell office:value-type="string" table:number-columns-spanned="1" table:number-rows-spanned="3" table:style-name="ce54">
            <text:p>0.00.02</text:p>
          </table:table-cell>
          <table:table-cell office:value-type="string" table:number-columns-spanned="1" table:number-rows-spanned="3" table:content-validation-name="val2" table:style-name="ce55">
            <text:p>테스트요청</text:p>
          </table:table-cell>
          <table:table-cell office:value-type="date" office:date-value="2021-08-11T00:00:00" table:number-columns-spanned="1" table:number-rows-spanned="3" table:style-name="ce48">
            <text:p>2021-08-11</text:p>
          </table:table-cell>
          <table:table-cell office:value-type="string" table:number-columns-spanned="1" table:number-rows-spanned="3" table:style-name="ce51">
            <text:p>0.00.03</text:p>
          </table:table-cell>
          <table:table-cell office:value-type="string" table:style-name="ce10">
            <text:p>발생현상</text:p>
          </table:table-cell>
          <table:table-cell office:value-type="string" table:style-name="ce17">
            <text:p><text:span text:style-name="T3">사다리에서</text:span><text:s/><text:span text:style-name="T3">다단점프가능</text:span></text:p>
          </table:table-cell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1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추정원인</text:p>
          </table:table-cell>
          <table:table-cell table:style-name="ce18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1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">
            <text:p>해결방안</text:p>
          </table:table-cell>
          <table:table-cell office:value-type="string" table:style-name="ce16">
            <text:p><text:span text:style-name="T3">사다리가</text:span><text:s/><text:span text:style-name="T3">그라운드로</text:span><text:s/><text:span text:style-name="T3">레이어</text:span><text:s/><text:span text:style-name="T3">설정됨</text:span>.</text:p>
          </table:table-cell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1">
          <table:table-cell table:style-name="ce2"/>
          <table:table-cell office:value-type="float" office:value="7" table:number-columns-spanned="1" table:number-rows-spanned="3" table:style-name="ce52">
            <text:p>7</text:p>
          </table:table-cell>
          <table:table-cell office:value-type="string" table:number-columns-spanned="1" table:number-rows-spanned="3" table:content-validation-name="val1" table:style-name="ce47">
            <text:p>오류</text:p>
          </table:table-cell>
          <table:table-cell office:value-type="date" office:date-value="2021-08-11T00:00:00" table:number-columns-spanned="1" table:number-rows-spanned="3" table:style-name="ce48">
            <text:p>2021-08-11</text:p>
          </table:table-cell>
          <table:table-cell office:value-type="string" table:number-columns-spanned="1" table:number-rows-spanned="3" table:style-name="ce54">
            <text:p>0.00.00</text:p>
          </table:table-cell>
          <table:table-cell office:value-type="string" table:number-columns-spanned="1" table:number-rows-spanned="3" table:content-validation-name="val2" table:style-name="ce55">
            <text:p>수정중</text:p>
          </table:table-cell>
          <table:table-cell office:value-type="date" office:date-value="2021-08-11T00:00:00" table:number-columns-spanned="1" table:number-rows-spanned="3" table:style-name="ce48">
            <text:p>2021-08-11</text:p>
          </table:table-cell>
          <table:table-cell office:value-type="string" table:number-columns-spanned="1" table:number-rows-spanned="3" table:style-name="ce51">
            <text:p>0.00.03</text:p>
          </table:table-cell>
          <table:table-cell office:value-type="string" table:style-name="ce10">
            <text:p>발생현상</text:p>
          </table:table-cell>
          <table:table-cell office:value-type="string" table:style-name="ce17">
            <text:p><text:span text:style-name="T3">레이저건</text:span><text:s/><text:span text:style-name="T3">사용시</text:span><text:s/><text:span text:style-name="T3">문제점발생</text:span><text:s/></text:p>
          </table:table-cell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1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추정원인</text:p>
          </table:table-cell>
          <table:table-cell table:style-name="ce18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1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">
            <text:p>해결방안</text:p>
          </table:table-cell>
          <table:table-cell office:value-type="string" table:style-name="ce16">
            <text:p><text:span text:style-name="T3">충돌검사시</text:span><text:s/><text:span text:style-name="T3">라인렌더러위치</text:span><text:s/><text:span text:style-name="T3">변환에</text:span><text:s/><text:span text:style-name="T3">값을</text:span><text:s/><text:span text:style-name="T3">잘못넣음</text:span>.</text:p>
          </table:table-cell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1">
          <table:table-cell table:style-name="ce2"/>
          <table:table-cell office:value-type="float" office:value="8" table:number-columns-spanned="1" table:number-rows-spanned="3" table:style-name="ce52">
            <text:p>8</text:p>
          </table:table-cell>
          <table:table-cell office:value-type="string" table:number-columns-spanned="1" table:number-rows-spanned="3" table:content-validation-name="val1" table:style-name="ce47">
            <text:p>오류</text:p>
          </table:table-cell>
          <table:table-cell office:value-type="date" office:date-value="2021-08-11T00:00:00" table:number-columns-spanned="1" table:number-rows-spanned="3" table:style-name="ce48">
            <text:p>2021-08-11</text:p>
          </table:table-cell>
          <table:table-cell office:value-type="string" table:number-columns-spanned="1" table:number-rows-spanned="3" table:style-name="ce54">
            <text:p>0.00.02</text:p>
          </table:table-cell>
          <table:table-cell office:value-type="string" table:number-columns-spanned="1" table:number-rows-spanned="3" table:content-validation-name="val2" table:style-name="ce50">
            <text:p>테스트요청</text:p>
          </table:table-cell>
          <table:table-cell office:value-type="date" office:date-value="2021-08-11T00:00:00" table:number-columns-spanned="1" table:number-rows-spanned="3" table:style-name="ce48">
            <text:p>2021-08-11</text:p>
          </table:table-cell>
          <table:table-cell office:value-type="string" table:number-columns-spanned="1" table:number-rows-spanned="3" table:style-name="ce51">
            <text:p>0.00.03</text:p>
          </table:table-cell>
          <table:table-cell office:value-type="string" table:style-name="ce10">
            <text:p>발생현상</text:p>
          </table:table-cell>
          <table:table-cell office:value-type="string" table:style-name="ce20">
            <text:p>독수리 부활시에<text:s/>문제점 콜라이더 범위이상</text:p>
          </table:table-cell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추정원인</text:p>
          </table:table-cell>
          <table:table-cell table:style-name="ce13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">
            <text:p>해결방안</text:p>
          </table:table-cell>
          <table:table-cell office:value-type="string" table:style-name="ce23">
            <text:p>프리펩에 콜라이더<text:s/>범위 수정하기</text:p>
          </table:table-cell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table-cell office:value-type="float" office:value="9" table:number-columns-spanned="1" table:number-rows-spanned="3" table:style-name="ce52">
            <text:p>9</text:p>
          </table:table-cell>
          <table:table-cell office:value-type="string" table:number-columns-spanned="1" table:number-rows-spanned="3" table:content-validation-name="val1" table:style-name="ce47">
            <text:p>시스템</text:p>
          </table:table-cell>
          <table:table-cell office:value-type="date" office:date-value="2021-08-11T00:00:00" table:number-columns-spanned="1" table:number-rows-spanned="3" table:style-name="ce48">
            <text:p>2021-08-11</text:p>
          </table:table-cell>
          <table:table-cell office:value-type="string" table:number-columns-spanned="1" table:number-rows-spanned="3" table:style-name="ce54">
            <text:p>0.00.02</text:p>
          </table:table-cell>
          <table:table-cell office:value-type="string" table:number-columns-spanned="1" table:number-rows-spanned="3" table:content-validation-name="val2" table:style-name="ce50">
            <text:p>테스트요청</text:p>
          </table:table-cell>
          <table:table-cell office:value-type="date" office:date-value="2021-08-11T00:00:00" table:number-columns-spanned="1" table:number-rows-spanned="3" table:style-name="ce48">
            <text:p>2021-08-11</text:p>
          </table:table-cell>
          <table:table-cell office:value-type="string" table:number-columns-spanned="1" table:number-rows-spanned="3" table:style-name="ce51">
            <text:p>0.00.03</text:p>
          </table:table-cell>
          <table:table-cell office:value-type="string" table:style-name="ce10">
            <text:p>발생현상</text:p>
          </table:table-cell>
          <table:table-cell office:value-type="string" table:style-name="ce20">
            <text:p>모바일컨트롤러 관련 시스템 변경. 모바일컨트롤러와 pc컨트롤러 동시에 사용불가능함.</text:p>
          </table:table-cell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추정원인</text:p>
          </table:table-cell>
          <table:table-cell office:value-type="string" table:style-name="ce21">
            <text:p>키보드입력시에도 모바일컨드롤러<text:s/>작동</text:p>
          </table:table-cell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">
            <text:p>해결방안</text:p>
          </table:table-cell>
          <table:table-cell office:value-type="string" table:style-name="ce23">
            <text:p>옵션에서 조작을 선택하거나 플랫폼에 따라 변경가능하도록 해야함.</text:p>
          </table:table-cell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table-cell office:value-type="float" office:value="10" table:number-columns-spanned="1" table:number-rows-spanned="3" table:style-name="ce52">
            <text:p>10</text:p>
          </table:table-cell>
          <table:table-cell office:value-type="string" table:number-columns-spanned="1" table:number-rows-spanned="3" table:content-validation-name="val1" table:style-name="ce47">
            <text:p>오류</text:p>
          </table:table-cell>
          <table:table-cell table:number-columns-spanned="1" table:number-rows-spanned="3" table:style-name="ce48"/>
          <table:table-cell table:number-columns-spanned="1" table:number-rows-spanned="3" table:style-name="ce49"/>
          <table:table-cell office:value-type="string" table:number-columns-spanned="1" table:number-rows-spanned="3" table:content-validation-name="val2" table:style-name="ce50">
            <text:p>수정중</text:p>
          </table:table-cell>
          <table:table-cell table:number-columns-spanned="1" table:number-rows-spanned="3" table:style-name="ce48"/>
          <table:table-cell table:number-columns-spanned="1" table:number-rows-spanned="3" table:style-name="ce51"/>
          <table:table-cell office:value-type="string" table:style-name="ce10">
            <text:p>발생현상</text:p>
          </table:table-cell>
          <table:table-cell table:style-name="ce11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추정원인</text:p>
          </table:table-cell>
          <table:table-cell table:style-name="ce13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">
            <text:p>해결방안</text:p>
          </table:table-cell>
          <table:table-cell table:style-name="ce15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table-cell office:value-type="float" office:value="11" table:number-columns-spanned="1" table:number-rows-spanned="3" table:style-name="ce52">
            <text:p>11</text:p>
          </table:table-cell>
          <table:table-cell office:value-type="string" table:number-columns-spanned="1" table:number-rows-spanned="3" table:content-validation-name="val1" table:style-name="ce47">
            <text:p>버그</text:p>
          </table:table-cell>
          <table:table-cell table:number-columns-spanned="1" table:number-rows-spanned="3" table:style-name="ce48"/>
          <table:table-cell table:number-columns-spanned="1" table:number-rows-spanned="3" table:style-name="ce49"/>
          <table:table-cell office:value-type="string" table:number-columns-spanned="1" table:number-rows-spanned="3" table:content-validation-name="val2" table:style-name="ce50">
            <text:p>완료</text:p>
          </table:table-cell>
          <table:table-cell table:number-columns-spanned="1" table:number-rows-spanned="3" table:style-name="ce48"/>
          <table:table-cell table:number-columns-spanned="1" table:number-rows-spanned="3" table:style-name="ce51"/>
          <table:table-cell office:value-type="string" table:style-name="ce10">
            <text:p>발생현상</text:p>
          </table:table-cell>
          <table:table-cell table:style-name="ce11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추정원인</text:p>
          </table:table-cell>
          <table:table-cell table:style-name="ce13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">
            <text:p>해결방안</text:p>
          </table:table-cell>
          <table:table-cell table:style-name="ce15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table-cell office:value-type="float" office:value="12" table:number-columns-spanned="1" table:number-rows-spanned="3" table:style-name="ce52">
            <text:p>12</text:p>
          </table:table-cell>
          <table:table-cell office:value-type="string" table:number-columns-spanned="1" table:number-rows-spanned="3" table:content-validation-name="val1" table:style-name="ce53">
            <text:p>변경사항</text:p>
          </table:table-cell>
          <table:table-cell table:number-columns-spanned="1" table:number-rows-spanned="3" table:style-name="ce48"/>
          <table:table-cell table:number-columns-spanned="1" table:number-rows-spanned="3" table:style-name="ce49"/>
          <table:table-cell office:value-type="string" table:number-columns-spanned="1" table:number-rows-spanned="3" table:content-validation-name="val2" table:style-name="ce50">
            <text:p>보류중</text:p>
          </table:table-cell>
          <table:table-cell table:number-columns-spanned="1" table:number-rows-spanned="3" table:style-name="ce48"/>
          <table:table-cell table:number-columns-spanned="1" table:number-rows-spanned="3" table:style-name="ce51"/>
          <table:table-cell office:value-type="string" table:style-name="ce10">
            <text:p>발생현상</text:p>
          </table:table-cell>
          <table:table-cell table:style-name="ce11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추정원인</text:p>
          </table:table-cell>
          <table:table-cell table:style-name="ce13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">
            <text:p>해결방안</text:p>
          </table:table-cell>
          <table:table-cell table:style-name="ce15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table-cell office:value-type="float" office:value="13" table:number-columns-spanned="1" table:number-rows-spanned="3" table:style-name="ce52">
            <text:p>13</text:p>
          </table:table-cell>
          <table:table-cell office:value-type="string" table:number-columns-spanned="1" table:number-rows-spanned="3" table:content-validation-name="val1" table:style-name="ce47">
            <text:p>변경사항</text:p>
          </table:table-cell>
          <table:table-cell table:number-columns-spanned="1" table:number-rows-spanned="3" table:style-name="ce48"/>
          <table:table-cell table:number-columns-spanned="1" table:number-rows-spanned="3" table:style-name="ce49"/>
          <table:table-cell office:value-type="string" table:number-columns-spanned="1" table:number-rows-spanned="3" table:content-validation-name="val2" table:style-name="ce50">
            <text:p>테스트요청</text:p>
          </table:table-cell>
          <table:table-cell table:number-columns-spanned="1" table:number-rows-spanned="3" table:style-name="ce48"/>
          <table:table-cell table:number-columns-spanned="1" table:number-rows-spanned="3" table:style-name="ce51"/>
          <table:table-cell office:value-type="string" table:style-name="ce10">
            <text:p>발생현상</text:p>
          </table:table-cell>
          <table:table-cell table:style-name="ce11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추정원인</text:p>
          </table:table-cell>
          <table:table-cell table:style-name="ce13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">
            <text:p>해결방안</text:p>
          </table:table-cell>
          <table:table-cell table:style-name="ce15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table-cell office:value-type="float" office:value="14" table:number-columns-spanned="1" table:number-rows-spanned="3" table:style-name="ce52">
            <text:p>14</text:p>
          </table:table-cell>
          <table:table-cell office:value-type="string" table:number-columns-spanned="1" table:number-rows-spanned="3" table:content-validation-name="val1" table:style-name="ce47">
            <text:p>변경사항</text:p>
          </table:table-cell>
          <table:table-cell table:number-columns-spanned="1" table:number-rows-spanned="3" table:style-name="ce48"/>
          <table:table-cell table:number-columns-spanned="1" table:number-rows-spanned="3" table:style-name="ce49"/>
          <table:table-cell office:value-type="string" table:number-columns-spanned="1" table:number-rows-spanned="3" table:content-validation-name="val2" table:style-name="ce50">
            <text:p>완료</text:p>
          </table:table-cell>
          <table:table-cell table:number-columns-spanned="1" table:number-rows-spanned="3" table:style-name="ce48"/>
          <table:table-cell table:number-columns-spanned="1" table:number-rows-spanned="3" table:style-name="ce51"/>
          <table:table-cell office:value-type="string" table:style-name="ce10">
            <text:p>발생현상</text:p>
          </table:table-cell>
          <table:table-cell table:style-name="ce11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추정원인</text:p>
          </table:table-cell>
          <table:table-cell table:style-name="ce13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">
            <text:p>해결방안</text:p>
          </table:table-cell>
          <table:table-cell table:style-name="ce15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table-cell office:value-type="float" office:value="15" table:number-columns-spanned="1" table:number-rows-spanned="3" table:style-name="ce52">
            <text:p>15</text:p>
          </table:table-cell>
          <table:table-cell office:value-type="string" table:number-columns-spanned="1" table:number-rows-spanned="3" table:content-validation-name="val1" table:style-name="ce47">
            <text:p>오류</text:p>
          </table:table-cell>
          <table:table-cell table:number-columns-spanned="1" table:number-rows-spanned="3" table:style-name="ce48"/>
          <table:table-cell table:number-columns-spanned="1" table:number-rows-spanned="3" table:style-name="ce49"/>
          <table:table-cell office:value-type="string" table:number-columns-spanned="1" table:number-rows-spanned="3" table:content-validation-name="val2" table:style-name="ce50">
            <text:p>완료</text:p>
          </table:table-cell>
          <table:table-cell table:number-columns-spanned="1" table:number-rows-spanned="3" table:style-name="ce48"/>
          <table:table-cell table:number-columns-spanned="1" table:number-rows-spanned="3" table:style-name="ce51"/>
          <table:table-cell office:value-type="string" table:style-name="ce10">
            <text:p>발생현상</text:p>
          </table:table-cell>
          <table:table-cell table:style-name="ce11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추정원인</text:p>
          </table:table-cell>
          <table:table-cell table:style-name="ce13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">
            <text:p>해결방안</text:p>
          </table:table-cell>
          <table:table-cell table:style-name="ce15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table-cell office:value-type="float" office:value="16" table:number-columns-spanned="1" table:number-rows-spanned="3" table:style-name="ce52">
            <text:p>16</text:p>
          </table:table-cell>
          <table:table-cell office:value-type="string" table:number-columns-spanned="1" table:number-rows-spanned="3" table:content-validation-name="val1" table:style-name="ce47">
            <text:p>변경사항</text:p>
          </table:table-cell>
          <table:table-cell table:number-columns-spanned="1" table:number-rows-spanned="3" table:style-name="ce48"/>
          <table:table-cell table:number-columns-spanned="1" table:number-rows-spanned="3" table:style-name="ce49"/>
          <table:table-cell office:value-type="string" table:number-columns-spanned="1" table:number-rows-spanned="3" table:content-validation-name="val2" table:style-name="ce50">
            <text:p>완료</text:p>
          </table:table-cell>
          <table:table-cell table:number-columns-spanned="1" table:number-rows-spanned="3" table:style-name="ce48"/>
          <table:table-cell table:number-columns-spanned="1" table:number-rows-spanned="3" table:style-name="ce51"/>
          <table:table-cell office:value-type="string" table:style-name="ce10">
            <text:p>발생현상</text:p>
          </table:table-cell>
          <table:table-cell table:style-name="ce11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추정원인</text:p>
          </table:table-cell>
          <table:table-cell table:style-name="ce13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">
            <text:p>해결방안</text:p>
          </table:table-cell>
          <table:table-cell table:style-name="ce15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table-cell office:value-type="float" office:value="17" table:number-columns-spanned="1" table:number-rows-spanned="3" table:style-name="ce52">
            <text:p>17</text:p>
          </table:table-cell>
          <table:table-cell office:value-type="string" table:number-columns-spanned="1" table:number-rows-spanned="3" table:content-validation-name="val1" table:style-name="ce47">
            <text:p>변경사항</text:p>
          </table:table-cell>
          <table:table-cell table:number-columns-spanned="1" table:number-rows-spanned="3" table:style-name="ce48"/>
          <table:table-cell table:number-columns-spanned="1" table:number-rows-spanned="3" table:style-name="ce49"/>
          <table:table-cell office:value-type="string" table:number-columns-spanned="1" table:number-rows-spanned="3" table:content-validation-name="val2" table:style-name="ce50">
            <text:p>완료</text:p>
          </table:table-cell>
          <table:table-cell table:number-columns-spanned="1" table:number-rows-spanned="3" table:style-name="ce48"/>
          <table:table-cell table:number-columns-spanned="1" table:number-rows-spanned="3" table:style-name="ce51"/>
          <table:table-cell office:value-type="string" table:style-name="ce10">
            <text:p>발생현상</text:p>
          </table:table-cell>
          <table:table-cell table:style-name="ce11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추정원인</text:p>
          </table:table-cell>
          <table:table-cell table:style-name="ce13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">
            <text:p>해결방안</text:p>
          </table:table-cell>
          <table:table-cell table:style-name="ce15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table-cell office:value-type="float" office:value="18" table:number-columns-spanned="1" table:number-rows-spanned="3" table:style-name="ce52">
            <text:p>18</text:p>
          </table:table-cell>
          <table:table-cell office:value-type="string" table:number-columns-spanned="1" table:number-rows-spanned="3" table:content-validation-name="val1" table:style-name="ce47">
            <text:p>변경사항</text:p>
          </table:table-cell>
          <table:table-cell table:number-columns-spanned="1" table:number-rows-spanned="3" table:style-name="ce48"/>
          <table:table-cell table:number-columns-spanned="1" table:number-rows-spanned="3" table:style-name="ce49"/>
          <table:table-cell office:value-type="string" table:number-columns-spanned="1" table:number-rows-spanned="3" table:content-validation-name="val2" table:style-name="ce50">
            <text:p>완료</text:p>
          </table:table-cell>
          <table:table-cell table:number-columns-spanned="1" table:number-rows-spanned="3" table:style-name="ce48"/>
          <table:table-cell table:number-columns-spanned="1" table:number-rows-spanned="3" table:style-name="ce51"/>
          <table:table-cell office:value-type="string" table:style-name="ce10">
            <text:p>발생현상</text:p>
          </table:table-cell>
          <table:table-cell table:style-name="ce11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추정원인</text:p>
          </table:table-cell>
          <table:table-cell table:style-name="ce13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">
            <text:p>해결방안</text:p>
          </table:table-cell>
          <table:table-cell table:style-name="ce15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table-cell office:value-type="float" office:value="19" table:number-columns-spanned="1" table:number-rows-spanned="3" table:style-name="ce52">
            <text:p>19</text:p>
          </table:table-cell>
          <table:table-cell office:value-type="string" table:number-columns-spanned="1" table:number-rows-spanned="3" table:content-validation-name="val1" table:style-name="ce47">
            <text:p>오류</text:p>
          </table:table-cell>
          <table:table-cell table:number-columns-spanned="1" table:number-rows-spanned="3" table:style-name="ce48"/>
          <table:table-cell table:number-columns-spanned="1" table:number-rows-spanned="3" table:style-name="ce49"/>
          <table:table-cell office:value-type="string" table:number-columns-spanned="1" table:number-rows-spanned="3" table:content-validation-name="val2" table:style-name="ce50">
            <text:p>완료</text:p>
          </table:table-cell>
          <table:table-cell table:number-columns-spanned="1" table:number-rows-spanned="3" table:style-name="ce48"/>
          <table:table-cell table:number-columns-spanned="1" table:number-rows-spanned="3" table:style-name="ce51"/>
          <table:table-cell office:value-type="string" table:style-name="ce10">
            <text:p>발생현상</text:p>
          </table:table-cell>
          <table:table-cell table:style-name="ce19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추정원인</text:p>
          </table:table-cell>
          <table:table-cell table:style-name="ce13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">
            <text:p>해결방안</text:p>
          </table:table-cell>
          <table:table-cell table:style-name="ce15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table-cell office:value-type="float" office:value="20" table:number-columns-spanned="1" table:number-rows-spanned="3" table:style-name="ce52">
            <text:p>20</text:p>
          </table:table-cell>
          <table:table-cell office:value-type="string" table:number-columns-spanned="1" table:number-rows-spanned="3" table:content-validation-name="val1" table:style-name="ce47">
            <text:p>오류</text:p>
          </table:table-cell>
          <table:table-cell table:number-columns-spanned="1" table:number-rows-spanned="3" table:style-name="ce48"/>
          <table:table-cell table:number-columns-spanned="1" table:number-rows-spanned="3" table:style-name="ce49"/>
          <table:table-cell office:value-type="string" table:number-columns-spanned="1" table:number-rows-spanned="3" table:content-validation-name="val2" table:style-name="ce50">
            <text:p>완료</text:p>
          </table:table-cell>
          <table:table-cell table:number-columns-spanned="1" table:number-rows-spanned="3" table:style-name="ce48"/>
          <table:table-cell table:number-columns-spanned="1" table:number-rows-spanned="3" table:style-name="ce51"/>
          <table:table-cell office:value-type="string" table:style-name="ce10">
            <text:p>발생현상</text:p>
          </table:table-cell>
          <table:table-cell table:style-name="ce11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추정원인</text:p>
          </table:table-cell>
          <table:table-cell table:style-name="ce13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">
            <text:p>해결방안</text:p>
          </table:table-cell>
          <table:table-cell table:style-name="ce15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table-cell office:value-type="float" office:value="21" table:number-columns-spanned="1" table:number-rows-spanned="3" table:style-name="ce52">
            <text:p>21</text:p>
          </table:table-cell>
          <table:table-cell office:value-type="string" table:number-columns-spanned="1" table:number-rows-spanned="3" table:content-validation-name="val1" table:style-name="ce47">
            <text:p>오류</text:p>
          </table:table-cell>
          <table:table-cell table:number-columns-spanned="1" table:number-rows-spanned="3" table:style-name="ce48"/>
          <table:table-cell table:number-columns-spanned="1" table:number-rows-spanned="3" table:style-name="ce49"/>
          <table:table-cell office:value-type="string" table:number-columns-spanned="1" table:number-rows-spanned="3" table:content-validation-name="val2" table:style-name="ce50">
            <text:p>완료</text:p>
          </table:table-cell>
          <table:table-cell table:number-columns-spanned="1" table:number-rows-spanned="3" table:style-name="ce48"/>
          <table:table-cell table:number-columns-spanned="1" table:number-rows-spanned="3" table:style-name="ce51"/>
          <table:table-cell office:value-type="string" table:style-name="ce10">
            <text:p>발생현상</text:p>
          </table:table-cell>
          <table:table-cell table:style-name="ce11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추정원인</text:p>
          </table:table-cell>
          <table:table-cell table:style-name="ce13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">
            <text:p>해결방안</text:p>
          </table:table-cell>
          <table:table-cell table:style-name="ce15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table-cell office:value-type="float" office:value="22" table:number-columns-spanned="1" table:number-rows-spanned="3" table:style-name="ce52">
            <text:p>22</text:p>
          </table:table-cell>
          <table:table-cell office:value-type="string" table:number-columns-spanned="1" table:number-rows-spanned="3" table:content-validation-name="val1" table:style-name="ce47">
            <text:p>시스템</text:p>
          </table:table-cell>
          <table:table-cell table:number-columns-spanned="1" table:number-rows-spanned="3" table:style-name="ce48"/>
          <table:table-cell table:number-columns-spanned="1" table:number-rows-spanned="3" table:style-name="ce49"/>
          <table:table-cell office:value-type="string" table:number-columns-spanned="1" table:number-rows-spanned="3" table:content-validation-name="val2" table:style-name="ce50">
            <text:p>완료</text:p>
          </table:table-cell>
          <table:table-cell table:number-columns-spanned="1" table:number-rows-spanned="3" table:style-name="ce48"/>
          <table:table-cell table:number-columns-spanned="1" table:number-rows-spanned="3" table:style-name="ce51"/>
          <table:table-cell office:value-type="string" table:style-name="ce10">
            <text:p>발생현상</text:p>
          </table:table-cell>
          <table:table-cell table:style-name="ce11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추정원인</text:p>
          </table:table-cell>
          <table:table-cell table:style-name="ce13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">
            <text:p>해결방안</text:p>
          </table:table-cell>
          <table:table-cell table:style-name="ce15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table-cell office:value-type="float" office:value="23" table:number-columns-spanned="1" table:number-rows-spanned="3" table:style-name="ce52">
            <text:p>23</text:p>
          </table:table-cell>
          <table:table-cell office:value-type="string" table:number-columns-spanned="1" table:number-rows-spanned="3" table:content-validation-name="val1" table:style-name="ce47">
            <text:p>변경사항</text:p>
          </table:table-cell>
          <table:table-cell table:number-columns-spanned="1" table:number-rows-spanned="3" table:style-name="ce48"/>
          <table:table-cell table:number-columns-spanned="1" table:number-rows-spanned="3" table:style-name="ce49"/>
          <table:table-cell office:value-type="string" table:number-columns-spanned="1" table:number-rows-spanned="3" table:content-validation-name="val2" table:style-name="ce50">
            <text:p>완료</text:p>
          </table:table-cell>
          <table:table-cell table:number-columns-spanned="1" table:number-rows-spanned="3" table:style-name="ce48"/>
          <table:table-cell table:number-columns-spanned="1" table:number-rows-spanned="3" table:style-name="ce51"/>
          <table:table-cell office:value-type="string" table:style-name="ce10">
            <text:p>발생현상</text:p>
          </table:table-cell>
          <table:table-cell table:style-name="ce11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추정원인</text:p>
          </table:table-cell>
          <table:table-cell table:style-name="ce13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">
            <text:p>해결방안</text:p>
          </table:table-cell>
          <table:table-cell table:style-name="ce15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table-cell office:value-type="float" office:value="24" table:number-columns-spanned="1" table:number-rows-spanned="3" table:style-name="ce52">
            <text:p>24</text:p>
          </table:table-cell>
          <table:table-cell office:value-type="string" table:number-columns-spanned="1" table:number-rows-spanned="3" table:content-validation-name="val1" table:style-name="ce47">
            <text:p>오류</text:p>
          </table:table-cell>
          <table:table-cell table:number-columns-spanned="1" table:number-rows-spanned="3" table:style-name="ce48"/>
          <table:table-cell table:number-columns-spanned="1" table:number-rows-spanned="3" table:style-name="ce49"/>
          <table:table-cell office:value-type="string" table:number-columns-spanned="1" table:number-rows-spanned="3" table:content-validation-name="val2" table:style-name="ce50">
            <text:p>완료</text:p>
          </table:table-cell>
          <table:table-cell table:number-columns-spanned="1" table:number-rows-spanned="3" table:style-name="ce48"/>
          <table:table-cell table:number-columns-spanned="1" table:number-rows-spanned="3" table:style-name="ce51"/>
          <table:table-cell office:value-type="string" table:style-name="ce10">
            <text:p>발생현상</text:p>
          </table:table-cell>
          <table:table-cell table:style-name="ce11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추정원인</text:p>
          </table:table-cell>
          <table:table-cell table:style-name="ce13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">
            <text:p>해결방안</text:p>
          </table:table-cell>
          <table:table-cell table:style-name="ce15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table-cell office:value-type="float" office:value="25" table:number-columns-spanned="1" table:number-rows-spanned="3" table:style-name="ce52">
            <text:p>25</text:p>
          </table:table-cell>
          <table:table-cell office:value-type="string" table:number-columns-spanned="1" table:number-rows-spanned="3" table:content-validation-name="val1" table:style-name="ce47">
            <text:p>오류</text:p>
          </table:table-cell>
          <table:table-cell table:number-columns-spanned="1" table:number-rows-spanned="3" table:style-name="ce48"/>
          <table:table-cell table:number-columns-spanned="1" table:number-rows-spanned="3" table:style-name="ce49"/>
          <table:table-cell office:value-type="string" table:number-columns-spanned="1" table:number-rows-spanned="3" table:content-validation-name="val2" table:style-name="ce50">
            <text:p>수정중</text:p>
          </table:table-cell>
          <table:table-cell table:number-columns-spanned="1" table:number-rows-spanned="3" table:style-name="ce48"/>
          <table:table-cell table:number-columns-spanned="1" table:number-rows-spanned="3" table:style-name="ce51"/>
          <table:table-cell office:value-type="string" table:style-name="ce10">
            <text:p>발생현상</text:p>
          </table:table-cell>
          <table:table-cell table:style-name="ce11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추정원인</text:p>
          </table:table-cell>
          <table:table-cell table:style-name="ce13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">
            <text:p>해결방안</text:p>
          </table:table-cell>
          <table:table-cell table:style-name="ce15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table-cell office:value-type="float" office:value="26" table:number-columns-spanned="1" table:number-rows-spanned="3" table:style-name="ce52">
            <text:p>26</text:p>
          </table:table-cell>
          <table:table-cell office:value-type="string" table:number-columns-spanned="1" table:number-rows-spanned="3" table:content-validation-name="val1" table:style-name="ce47">
            <text:p>오류</text:p>
          </table:table-cell>
          <table:table-cell table:number-columns-spanned="1" table:number-rows-spanned="3" table:style-name="ce48"/>
          <table:table-cell table:number-columns-spanned="1" table:number-rows-spanned="3" table:style-name="ce49"/>
          <table:table-cell office:value-type="string" table:number-columns-spanned="1" table:number-rows-spanned="3" table:content-validation-name="val2" table:style-name="ce50">
            <text:p>완료</text:p>
          </table:table-cell>
          <table:table-cell table:number-columns-spanned="1" table:number-rows-spanned="3" table:style-name="ce48"/>
          <table:table-cell table:number-columns-spanned="1" table:number-rows-spanned="3" table:style-name="ce51"/>
          <table:table-cell office:value-type="string" table:style-name="ce10">
            <text:p>발생현상</text:p>
          </table:table-cell>
          <table:table-cell table:style-name="ce11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추정원인</text:p>
          </table:table-cell>
          <table:table-cell table:style-name="ce13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">
            <text:p>해결방안</text:p>
          </table:table-cell>
          <table:table-cell table:style-name="ce15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table-cell office:value-type="float" office:value="27" table:number-columns-spanned="1" table:number-rows-spanned="3" table:style-name="ce52">
            <text:p>27</text:p>
          </table:table-cell>
          <table:table-cell office:value-type="string" table:number-columns-spanned="1" table:number-rows-spanned="3" table:content-validation-name="val1" table:style-name="ce47">
            <text:p>버그</text:p>
          </table:table-cell>
          <table:table-cell table:number-columns-spanned="1" table:number-rows-spanned="3" table:style-name="ce48"/>
          <table:table-cell table:number-columns-spanned="1" table:number-rows-spanned="3" table:style-name="ce49"/>
          <table:table-cell office:value-type="string" table:number-columns-spanned="1" table:number-rows-spanned="3" table:content-validation-name="val2" table:style-name="ce50">
            <text:p>완료</text:p>
          </table:table-cell>
          <table:table-cell table:number-columns-spanned="1" table:number-rows-spanned="3" table:style-name="ce48"/>
          <table:table-cell table:number-columns-spanned="1" table:number-rows-spanned="3" table:style-name="ce51"/>
          <table:table-cell office:value-type="string" table:style-name="ce10">
            <text:p>발생현상</text:p>
          </table:table-cell>
          <table:table-cell table:style-name="ce11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추정원인</text:p>
          </table:table-cell>
          <table:table-cell table:style-name="ce13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">
            <text:p>해결방안</text:p>
          </table:table-cell>
          <table:table-cell table:style-name="ce15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table-cell office:value-type="float" office:value="27" table:number-columns-spanned="1" table:number-rows-spanned="3" table:style-name="ce52">
            <text:p>27</text:p>
          </table:table-cell>
          <table:table-cell office:value-type="string" table:number-columns-spanned="1" table:number-rows-spanned="3" table:content-validation-name="val1" table:style-name="ce47">
            <text:p>시스템</text:p>
          </table:table-cell>
          <table:table-cell table:number-columns-spanned="1" table:number-rows-spanned="3" table:style-name="ce48"/>
          <table:table-cell table:number-columns-spanned="1" table:number-rows-spanned="3" table:style-name="ce49"/>
          <table:table-cell office:value-type="string" table:number-columns-spanned="1" table:number-rows-spanned="3" table:content-validation-name="val2" table:style-name="ce50">
            <text:p>수정중</text:p>
          </table:table-cell>
          <table:table-cell table:number-columns-spanned="1" table:number-rows-spanned="3" table:style-name="ce48"/>
          <table:table-cell table:number-columns-spanned="1" table:number-rows-spanned="3" table:style-name="ce51"/>
          <table:table-cell office:value-type="string" table:style-name="ce10">
            <text:p>발생현상</text:p>
          </table:table-cell>
          <table:table-cell table:style-name="ce11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추정원인</text:p>
          </table:table-cell>
          <table:table-cell table:style-name="ce13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2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">
            <text:p>해결방안</text:p>
          </table:table-cell>
          <table:table-cell table:style-name="ce15"/>
          <table:table-cell table:number-columns-repeated="2" table:style-name="ce2"/>
          <table:table-cell table:number-columns-repeated="14" table:style-name="ce7"/>
          <table:table-cell table:number-columns-repeated="16358"/>
        </table:table-row>
        <table:table-row table:style-name="ro1">
          <table:table-cell table:number-columns-repeated="12" table:style-name="ce2"/>
          <table:table-cell table:number-columns-repeated="14" table:style-name="ce7"/>
          <table:table-cell table:number-columns-repeated="16358"/>
        </table:table-row>
        <table:table-row table:number-rows-repeated="912" table:style-name="ro3">
          <table:table-cell table:style-name="ce7"/>
          <table:table-cell table:style-name="ce2"/>
          <table:table-cell table:number-columns-repeated="24" table:style-name="ce7"/>
          <table:table-cell table:number-columns-repeated="16358"/>
        </table:table-row>
        <table:table-row table:number-rows-repeated="1047576" table:style-name="ro4">
          <table:table-cell table:number-columns-repeated="16384"/>
        </table:table-row>
      </table:table>
      <table:table table:name="Sheet2" table:style-name="ta1">
        <table:table-column table:style-name="co1" table:number-columns-repeated="10" table:default-cell-style-name="ce1"/>
        <table:table-column table:style-name="co11" table:number-columns-repeated="16" table:default-cell-style-name="ce1"/>
        <table:table-column table:style-name="co12" table:number-columns-repeated="16358" table:default-cell-style-name="ce1"/>
        <table:table-row table:number-rows-repeated="21" table:style-name="ro1">
          <table:table-cell table:number-columns-repeated="6" table:style-name="ce2"/>
          <table:table-cell table:number-columns-repeated="20" table:style-name="ce7"/>
          <table:table-cell table:number-columns-repeated="16358"/>
        </table:table-row>
        <table:table-row table:number-rows-repeated="979" table:style-name="ro3">
          <table:table-cell table:number-columns-repeated="26" table:style-name="ce7"/>
          <table:table-cell table:number-columns-repeated="16358"/>
        </table:table-row>
        <table:table-row table:number-rows-repeated="1047576" table:style-name="ro4">
          <table:table-cell table:number-columns-repeated="16384"/>
        </table:table-row>
      </table:table>
      <table:table table:name="Sheet3" table:style-name="ta2">
        <table:table-column table:style-name="co1" table:number-columns-repeated="10" table:default-cell-style-name="ce1"/>
        <table:table-column table:style-name="co11" table:number-columns-repeated="16" table:default-cell-style-name="ce1"/>
        <table:table-column table:style-name="co12" table:number-columns-repeated="16358" table:default-cell-style-name="ce1"/>
        <table:table-row table:number-rows-repeated="21" table:style-name="ro1">
          <table:table-cell table:number-columns-repeated="6" table:style-name="ce2"/>
          <table:table-cell table:number-columns-repeated="20" table:style-name="ce7"/>
          <table:table-cell table:number-columns-repeated="16358"/>
        </table:table-row>
        <table:table-row table:number-rows-repeated="979" table:style-name="ro3">
          <table:table-cell table:number-columns-repeated="26" table:style-name="ce7"/>
          <table:table-cell table:number-columns-repeated="16358"/>
        </table:table-row>
        <table:table-row table:number-rows-repeated="1047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Zclosurez" svg:font-family="Zclosurez"/>
    <style:font-face style:name="Arial" svg:font-family="Arial"/>
    <style:font-face style:name="돋움" svg:font-family="돋움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number:number-style style:name="N48">
      <number:number number: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KHG</meta:initial-creator>
    <dc:creator>KHG</dc:creator>
    <meta:creation-date>2021-08-11T06:13:19Z</meta:creation-date>
    <dc:date>2021-08-11T06:13:19Z</dc:date>
  </office:meta>
</office:document-meta>
</file>